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45c" officeooo:paragraph-rsid="0018f45c"/>
    </style:style>
    <style:style style:name="P2" style:family="paragraph" style:parent-style-name="Standard" style:list-style-name="L1">
      <style:text-properties officeooo:rsid="0018f45c" officeooo:paragraph-rsid="0018f4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s:</text:p>
      <text:list xml:id="list614277839" text:style-name="L1">
        <text:list-item>
          <text:p text:style-name="P2">General:</text:p>
          <text:list>
            <text:list-item>
              <text:p text:style-name="P2"/>
            </text:list-item>
          </text:list>
        </text:list-item>
        <text:list-item>
          <text:p text:style-name="P2">Buy Menu: </text:p>
          <text:list>
            <text:list-item>
              <text:p text:style-name="P2">unit bought</text:p>
            </text:list-item>
            <text:list-item>
              <text:p text:style-name="P2"/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9:38:06.555000000</meta:creation-date>
    <dc:date>2019-05-22T19:40:55.885000000</dc:date>
    <meta:editing-duration>PT2M49S</meta:editing-duration>
    <meta:editing-cycles>1</meta:editing-cycles>
    <meta:document-statistic meta:table-count="0" meta:image-count="0" meta:object-count="0" meta:page-count="1" meta:paragraph-count="7" meta:word-count="12" meta:character-count="42" meta:non-whitespace-character-count="39"/>
    <meta:generator>LibreOffice/5.3.6.1$Windows_x86 LibreOffice_project/686f202eff87ef707079aeb7f485847613344eb7</meta:generator>
  </office:meta>
</office:document-meta>
</file>